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13ca" officeooo:paragraph-rsid="001313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9 – yacc</text:p>
      <text:p text:style-name="P1"/>
      <text:p text:style-name="P1">%{</text:p>
      <text:p text:style-name="P1">#include &lt;stdio.h&gt;</text:p>
      <text:p text:style-name="P1">#include &lt;stdlib.h&gt;</text:p>
      <text:p text:style-name="P1">#define YYDEBUG 1</text:p>
      <text:p text:style-name="P1"/>
      <text:p text:style-name="P1">#define TIP_INT 1</text:p>
      <text:p text:style-name="P1">#define TIP_REAL 2</text:p>
      <text:p text:style-name="P1">#define TIP_CAR 3</text:p>
      <text:p text:style-name="P1"/>
      <text:p text:style-name="P1">double stiva[20];</text:p>
      <text:p text:style-name="P1">int sp;</text:p>
      <text:p text:style-name="P1"/>
      <text:p text:style-name="P1">void push(double x)</text:p>
      <text:p text:style-name="P1">{ stiva[sp++]=x; }</text:p>
      <text:p text:style-name="P1"/>
      <text:p text:style-name="P1">double pop()</text:p>
      <text:p text:style-name="P1">{ return stiva[--sp]; }</text:p>
      <text:p text:style-name="P1"/>
      <text:p text:style-name="P1">%}</text:p>
      <text:p text:style-name="P1"/>
      <text:p text:style-name="P1">%union {</text:p>
      <text:p text:style-name="P1"><text:s text:c="2"/><text:tab/>int l_val;</text:p>
      <text:p text:style-name="P1"><text:tab/>char *p_val;</text:p>
      <text:p text:style-name="P1"><text:tab/>bool b_val;</text:p>
      <text:p text:style-name="P1">}</text:p>
      <text:p text:style-name="P1"/>
      <text:p text:style-name="P1">%token defvar</text:p>
      <text:p text:style-name="P1">%token deflist</text:p>
      <text:p text:style-name="P1">%token if</text:p>
      <text:p text:style-name="P1">%token else</text:p>
      <text:p text:style-name="P1">%token loop</text:p>
      <text:p text:style-name="P1">%token input</text:p>
      <text:p text:style-name="P1">%token print</text:p>
      <text:p text:style-name="P1"/>
      <text:p text:style-name="P1">%token id</text:p>
      <text:p text:style-name="P1">%token &lt;p_val&gt; const_int</text:p>
      <text:p text:style-name="P1">%token &lt;p_val&gt; const_double</text:p>
      <text:p text:style-name="P1">%token &lt;p_val&gt; const_char</text:p>
      <text:p text:style-name="P1">%token const_str</text:p>
      <text:p text:style-name="P1">%token &lt;b_val&gt; const_bool</text:p>
      <text:p text:style-name="P1"/>
      <text:p text:style-name="P1">%token int</text:p>
      <text:p text:style-name="P1">%token char</text:p>
      <text:p text:style-name="P1">%token str</text:p>
      <text:p text:style-name="P1">%token bool</text:p>
      <text:p text:style-name="P1">%token double</text:p>
      <text:p text:style-name="P1"/>
      <text:p text:style-name="P1">%left and </text:p>
      <text:p text:style-name="P1">%left or</text:p>
      <text:p text:style-name="P1">%left not</text:p>
      <text:p text:style-name="P1"><text:soft-page-break/>%left '+'</text:p>
      <text:p text:style-name="P1">%left '-'</text:p>
      <text:p text:style-name="P1">%left '*'</text:p>
      <text:p text:style-name="P1">%left '/'</text:p>
      <text:p text:style-name="P1">%left '%'</text:p>
      <text:p text:style-name="P1">%left "=="</text:p>
      <text:p text:style-name="P1">%left '='</text:p>
      <text:p text:style-name="P1">%left '&lt;'</text:p>
      <text:p text:style-name="P1">%left '&gt;'</text:p>
      <text:p text:style-name="P1">%left "&lt;="</text:p>
      <text:p text:style-name="P1">%left "&gt;="</text:p>
      <text:p text:style-name="P1">%left "+="</text:p>
      <text:p text:style-name="P1">%left "-="</text:p>
      <text:p text:style-name="P1">%left "++"</text:p>
      <text:p text:style-name="P1">%left "--"</text:p>
      <text:p text:style-name="P1">%left "**"</text:p>
      <text:p text:style-name="P1"/>
      <text:p text:style-name="P1">%type &lt;l_val&gt; expr_stat factor_stat constanta</text:p>
      <text:p text:style-name="P1">%%</text:p>
      <text:p text:style-name="P1"/>
      <text:p text:style-name="P1">math_operator: '+' | '-' | '*' | '/' | '%' | "**" | "&lt;=" | "&gt;=" | "+=" | "-=" | "++" | "--" | "**" ;</text:p>
      <text:p text:style-name="P1">relational_operator: "==" | "!=" | '&lt;' | "&lt;=" | '&gt;' | "&gt;=" ;</text:p>
      <text:p text:style-name="P1">boolean_operator: and | or | not ;</text:p>
      <text:p text:style-name="P1">type: int | str | char | double | bool ;</text:p>
      <text:p text:style-name="P1">list: deflist identifier "[]" ':' type ';' ;</text:p>
      <text:p text:style-name="P1">variable: defvar identifier [':' type] '{' ',' identifier [':' type] '}' ';' ;</text:p>
      <text:p text:style-name="P1">number: int | double ;</text:p>
      <text:p text:style-name="P1">mathematical_expression: number '{' math_operator number '}'</text:p>
      <text:p text:style-name="P1">relational_operand: identifier | int | double | mathematical_expression</text:p>
      <text:p text:style-name="P1">relational_expression: relational_operand relational_operator relational_operand</text:p>
      <text:p text:style-name="P1">mathematical_or_relational_expression: mathematical_expression</text:p>
      <text:p text:style-name="P1"><text:tab/><text:tab/><text:tab/><text:tab/><text:tab/><text:tab/><text:tab/><text:tab/><text:tab/> | relational_expression</text:p>
      <text:p text:style-name="P1"><text:tab/><text:tab/><text:tab/><text:tab/><text:tab/><text:tab/><text:tab/><text:tab/><text:tab/> ;</text:p>
      <text:p text:style-name="P1">expression: (mathematical_expression|relational_expression) '{' boolean_operator expression '}' ;</text:p>
      <text:p text:style-name="P1">condition: expression relation expression ;</text:p>
      <text:p text:style-name="P1">assignment: identifier '=' expression ';' ;</text:p>
      <text:p text:style-name="P1">identifier_or_type: id | type</text:p>
      <text:p text:style-name="P1">input_output_statement: input '(' identifier_or_type '{' ',' identifier_or_type '}' ')' ';' </text:p>
      <text:p text:style-name="P1"><text:tab/><text:tab/><text:tab/><text:tab/><text:tab/> <text:s/>| print '(' identifier_or_type '{' ',' identifier_or_type '}' ')' ';' ;</text:p>
      <text:p text:style-name="P1"><text:tab/><text:tab/><text:tab/><text:tab/><text:tab/> <text:s/></text:p>
      <text:p text:style-name="P1">simple_statement: assignment | input_output_statement ;</text:p>
      <text:p text:style-name="P1">compound_statement: simple_statement '{' ';' compound_statement '}' ;</text:p>
      <text:p text:style-name="P1">statement: compound_statement | if_statement | loop_statement ;</text:p>
      <text:p text:style-name="P1">if_statement: if condition '{' statement '}' [ else '{' statement '}' ] ;</text:p>
      <text:p text:style-name="P1">loop_statement: loop expression { '{' statement '}' } ;</text:p>
      <text:p text:style-name="P1"/>
      <text:p text:style-name="P1">%%</text:p>
      <text:p text:style-name="P1"/>
      <text:p text:style-name="P1"/>
      <text:p text:style-name="P1">yyerror(char *s)</text:p>
      <text:p text:style-name="P1">{</text:p>
      <text:p text:style-name="P1"><text:s text:c="2"/>printf("%s\n", s);</text:p>
      <text:p text:style-name="P1"><text:soft-page-break/>}</text:p>
      <text:p text:style-name="P1"/>
      <text:p text:style-name="P1">extern FILE *yyin;</text:p>
      <text:p text:style-name="P1"/>
      <text:p text:style-name="P1">main(int argc, char **argv)</text:p>
      <text:p text:style-name="P1">{</text:p>
      <text:p text:style-name="P1"><text:s text:c="2"/>if(argc&gt;1) yyin = fopen(argv[1], "r");</text:p>
      <text:p text:style-name="P1"><text:s text:c="2"/>if((argc&gt;2)&amp;&amp;(!strcmp(argv[2],"-d"))) yydebug = 1;</text:p>
      <text:p text:style-name="P1"><text:s text:c="2"/>if(!yyparse()) fprintf(stderr,"\tO.K.\n");</text:p>
      <text:p text:style-name="P1">}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2T10:35:56.103855307</meta:creation-date>
    <dc:date>2022-01-12T10:36:50.745914352</dc:date>
    <meta:editing-duration>PT55S</meta:editing-duration>
    <meta:editing-cycles>1</meta:editing-cycles>
    <meta:document-statistic meta:table-count="0" meta:image-count="0" meta:object-count="0" meta:page-count="3" meta:paragraph-count="96" meta:word-count="351" meta:character-count="2376" meta:non-whitespace-character-count="2073"/>
    <meta:generator>LibreOffice/6.4.7.2$Linux_X86_64 LibreOffice_project/40$Build-2</meta:generator>
  </office:meta>
</office:document-meta>
</file>